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dec" officeooo:paragraph-rsid="00162dec"/>
    </style:style>
    <style:style style:name="P2" style:family="paragraph" style:parent-style-name="Standard">
      <style:text-properties officeooo:rsid="0017aec0" officeooo:paragraph-rsid="0017aec0"/>
    </style:style>
    <style:style style:name="P3" style:family="paragraph" style:parent-style-name="Standard">
      <style:text-properties officeooo:rsid="0017aec0" officeooo:paragraph-rsid="0019c001"/>
    </style:style>
    <style:style style:name="P4" style:family="paragraph" style:parent-style-name="Standard">
      <style:text-properties officeooo:rsid="0019c001" officeooo:paragraph-rsid="0019c001"/>
    </style:style>
    <style:style style:name="P5" style:family="paragraph" style:parent-style-name="Standard">
      <style:text-properties officeooo:rsid="0019c5b7" officeooo:paragraph-rsid="0019c5b7"/>
    </style:style>
    <style:style style:name="P6" style:family="paragraph" style:parent-style-name="Standard">
      <style:text-properties officeooo:rsid="001d20d1" officeooo:paragraph-rsid="001d20d1"/>
    </style:style>
    <style:style style:name="P7" style:family="paragraph" style:parent-style-name="Standard">
      <style:text-properties officeooo:rsid="001f7332" officeooo:paragraph-rsid="001f7332"/>
    </style:style>
    <style:style style:name="P8" style:family="paragraph" style:parent-style-name="Standard">
      <style:text-properties officeooo:rsid="0021d0b7" officeooo:paragraph-rsid="0021d0b7"/>
    </style:style>
    <style:style style:name="P9" style:family="paragraph" style:parent-style-name="Standard">
      <style:text-properties officeooo:rsid="0021d0b7" officeooo:paragraph-rsid="002416c8"/>
    </style:style>
    <style:style style:name="P10" style:family="paragraph" style:parent-style-name="Standard">
      <style:text-properties officeooo:rsid="0017aec0" officeooo:paragraph-rsid="00259b45"/>
    </style:style>
    <style:style style:name="T1" style:family="text">
      <style:text-properties officeooo:rsid="0019c5b7"/>
    </style:style>
    <style:style style:name="T2" style:family="text">
      <style:text-properties officeooo:rsid="001b90e4"/>
    </style:style>
    <style:style style:name="T3" style:family="text">
      <style:text-properties officeooo:rsid="001d20d1"/>
    </style:style>
    <style:style style:name="T4" style:family="text">
      <style:text-properties officeooo:rsid="0021d0b7"/>
    </style:style>
    <style:style style:name="T5" style:family="text">
      <style:text-properties officeooo:rsid="002289fa"/>
    </style:style>
    <style:style style:name="T6" style:family="text">
      <style:text-properties officeooo:rsid="002416c8"/>
    </style:style>
    <style:style style:name="T7" style:family="text">
      <style:text-properties fo:color="#c9211e" loext:opacity="100%" officeooo:rsid="002416c8"/>
    </style:style>
    <style:style style:name="T8" style:family="text">
      <style:text-properties fo:color="#395511" loext:opacity="100%" officeooo:rsid="002416c8"/>
    </style:style>
    <style:style style:name="T9" style:family="text">
      <style:text-properties fo:color="#395511" loext:opacity="100%" fo:font-weight="bold" officeooo:rsid="002416c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Pendiente para ya:</text:p>
      <text:p text:style-name="P8"/>
      <text:p text:style-name="P8">1.- Empezar el lunes a preparar la página del proyecto como viene abajo <text:span text:style-name="T9">HECHO</text:span></text:p>
      <text:p text:style-name="P9">2.- <text:span text:style-name="T1">Cuando se muestre un token en un endpoint, que se muestre el logo del token en vez de el ID, el ID irá en un tool tip </text:span><text:span text:style-name="T9">HECHO</text:span></text:p>
      <text:p text:style-name="P9">3.- <text:span text:style-name="T3">Añadir a los outputs del endpoint un campo “hidden” para que no mostrar lo oculto </text:span><text:span text:style-name="T9">HECHO</text:span></text:p>
      <text:p text:style-name="P8">4.- Añadir las funcionalidades que faltan en SeddCaptain <text:span text:style-name="T5">(Abel)</text:span></text:p>
      <text:p text:style-name="P8">5.- Añadir las funcionalidades que falten de proteo (no todas por ahora) <text:span text:style-name="T5">(Abel)</text:span></text:p>
      <text:p text:style-name="P8">6.- Añadir las funcionalidades que faltan de cyber <text:span text:style-name="T5">(Abel)</text:span></text:p>
      <text:p text:style-name="P8"/>
      <text:p text:style-name="P8"/>
      <text:p text:style-name="P6"><text:s/></text:p>
      <text:p text:style-name="P4">Al procesar el fichero, tener en cuenta que el campo “docs” funcione como un description y el mutable como el readOnly</text:p>
      <text:p text:style-name="P3"/>
      <text:p text:style-name="P7">en los inputs añadir un campo “balance” igual que en los outputs. Cuando lo tenga, si hay un campo token, se chequea el balance de ese token <text:span text:style-name="T4">(futuro)</text:span></text:p>
      <text:p text:style-name="P3"/>
      <text:p text:style-name="P3">En la salida de datos, cuando un objeto es NFT, se añade “isNft”:true. Para el campo collection y nonce </text:p>
      <text:p text:style-name="P10">igual: <text:span text:style-name="T9">HECHO</text:span></text:p>
      <text:p text:style-name="P2">“isCollection”:true,</text:p>
      <text:p text:style-name="P2">“isNonce”:true,</text:p>
      <text:p text:style-name="P2"/>
      <text:p text:style-name="P1"/>
      <text:p text:style-name="P1">Entrada de datos:</text:p>
      <text:p text:style-name="P1">Si el objeto lleva el campo “token” usamos el “value” como valor para la transacción con el token indicado.</text:p>
      <text:p text:style-name="P1"/>
      <text:p text:style-name="P1">Si el objeto lleva el campo “balance”, omitimos el token y lo tomamos como egld</text:p>
      <text:p text:style-name="P1"/>
      <text:p text:style-name="P1"><text:a xlink:type="simple" xlink:href="https://github.com/horizonnlabs/sc-gnogen-gng-mining-rs/tree/main/src" text:style-name="Internet_20_link" text:visited-style-name="Visited_20_Internet_20_Link">https://github.com/horizonnlabs/sc-gnogen-gng-mining-rs/tree/main/src</text:a></text:p>
      <text:p text:style-name="P1"><text:a xlink:type="simple" xlink:href="https://devnet-explorer.multiversx.com/accounts/erd1qqqqqqqqqqqqqpgqunfdvkfvux3025m9kzsx6e7n5peg07lmm8qsj6sshf" text:style-name="Internet_20_link" text:visited-style-name="Visited_20_Internet_20_Link">https://devnet-explorer.multiversx.com/accounts/erd1qqqqqqqqqqqqqpgqunfdvkfvux3025m9kzsx6e7n5peg07lmm8qsj6sshf</text:a></text:p>
      <text:p text:style-name="P1"/>
      <text:p text:style-name="P1"/>
      <text:p text:style-name="P1">----------------------------------------</text:p>
      <text:p text:style-name="P1"/>
      <text:p text:style-name="P5">Página de proyecto.</text:p>
      <text:p text:style-name="P5">- Información del proyecto arriba.</text:p>
      <text:p text:style-name="P5">- Módulos, cada uno en su tarjeta, que no vayan dentro de una tarjeta</text:p>
      <text:p text:style-name="P5">- <text:span text:style-name="T2">Todos los endpoint que sólo requieran el addres (lo miramos en el tipo), se lanzan directamente.</text:span></text:p>
      <text:p text:style-name="P5">- <text:span text:style-name="T3">A todas las queries les quito el acordeón. 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08:33.657753942</meta:creation-date>
    <dc:date>2023-10-06T16:35:23.928746402</dc:date>
    <meta:editing-duration>PT6H53M22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54" meta:character-count="1618" meta:non-whitespace-character-count="1385"/>
  </office:meta>
</office:document-meta>
</file>